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 Messung</text:p>
          </table:table-cell>
          <table:table-cell office:value-type="string" calcext:value-type="string">
            <text:p>Messung MK/t</text:p>
          </table:table-cell>
          <table:table-cell office:value-type="string" calcext:value-type="string">
            <text:p>Messung HK/t</text:p>
          </table:table-cell>
          <table:table-cell office:value-type="string" calcext:value-type="string">
            <text:p>MtlWert MK</text:p>
          </table:table-cell>
          <table:table-cell office:value-type="string" calcext:value-type="string">
            <text:p>Mtl Wert HK</text:p>
          </table:table-cell>
          <table:table-cell office:value-type="string" calcext:value-type="string">
            <text:p>(x_i-x~)^2 (MK)</text:p>
          </table:table-cell>
          <table:table-cell office:value-type="string" calcext:value-type="string">
            <text:p>(x_i-x~)^2 (HK)</text:p>
          </table:table-cell>
          <table:table-cell office:value-type="string" calcext:value-type="string">
            <text:p>Standardunsicherheit MK</text:p>
          </table:table-cell>
          <table:table-cell office:value-type="string" calcext:value-type="string">
            <text:p>Standardunsicherheit HK</text:p>
          </table:table-cell>
          <table:table-cell office:value-type="string" calcext:value-type="string">
            <text:p>Standardunsicherheit MW M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office:value-type="float" office:value="1.72" calcext:value-type="float">
            <text:p>1,72</text:p>
          </table:table-cell>
          <table:table-cell table:formula="of:=SUM([.B$2:.B2])/[.$A2]" office:value-type="float" office:value="1.63" calcext:value-type="float">
            <text:p>1,63</text:p>
          </table:table-cell>
          <table:table-cell table:formula="of:=SUM([.C$2:.C2])/[.$A2]" office:value-type="float" office:value="1.72" calcext:value-type="float">
            <text:p>1,72</text:p>
          </table:table-cell>
          <table:table-cell table:formula="of:=([.B2]-[.D2])^2" office:value-type="float" office:value="0" calcext:value-type="float">
            <text:p>0</text:p>
          </table:table-cell>
          <table:table-cell table:formula="of:=([.C2]-[.E2])^2" office:value-type="float" office:value="0" calcext:value-type="float">
            <text:p>0</text:p>
          </table:table-cell>
          <table:table-cell table:formula="of:=SQRT(SUM([.F$2:.F2])/([.$A2]-1))" office:value-type="string" office:string-value="" calcext:value-type="error">
            <text:p>#DIV/0!</text:p>
          </table:table-cell>
          <table:table-cell table:formula="of:=SQRT(SUM([.G$2:.G2])/([.$A2]-1))" office:value-type="string" office:string-value="" calcext:value-type="error">
            <text:p>#DIV/0!</text:p>
          </table:table-cell>
          <table:table-cell table:formula="of:=[.H2]/SQRT([.$A2])" office:value-type="string" office:string-value="" calcext:value-type="error">
            <text:p>#DIV/0!</text:p>
          </table:table-cell>
          <table:table-cell table:formula="of:=[.I2]/SQRT([.$A2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table:formula="of:=SUM([.B$2:.B3])/[.$A3]" office:value-type="float" office:value="1.815" calcext:value-type="float">
            <text:p>1,815</text:p>
          </table:table-cell>
          <table:table-cell table:formula="of:=SUM([.C$2:.C3])/[.$A3]" office:value-type="float" office:value="1.685" calcext:value-type="float">
            <text:p>1,685</text:p>
          </table:table-cell>
          <table:table-cell table:formula="of:=([.B3]-[.D3])^2" office:value-type="float" office:value="0.034225" calcext:value-type="float">
            <text:p>0,034225</text:p>
          </table:table-cell>
          <table:table-cell table:formula="of:=([.C3]-[.E3])^2" office:value-type="float" office:value="0.00122500000000001" calcext:value-type="float">
            <text:p>0,001225</text:p>
          </table:table-cell>
          <table:table-cell table:formula="of:=SQRT(SUM([.F$2:.F3])/([.$A3]-1))" office:value-type="float" office:value="0.185" calcext:value-type="float">
            <text:p>0,185</text:p>
          </table:table-cell>
          <table:table-cell table:formula="of:=SQRT(SUM([.G$2:.G3])/([.$A3]-1))" office:value-type="float" office:value="0.0350000000000001" calcext:value-type="float">
            <text:p>0,035</text:p>
          </table:table-cell>
          <table:table-cell table:formula="of:=[.H3]/SQRT([.$A3])" office:value-type="float" office:value="0.130814754519511" calcext:value-type="float">
            <text:p>0,130814754519511</text:p>
          </table:table-cell>
          <table:table-cell table:formula="of:=[.I3]/SQRT([.$A3])" office:value-type="float" office:value="0.0247487373415293" calcext:value-type="float">
            <text:p>0,024748737341529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62" calcext:value-type="float">
            <text:p>1,62</text:p>
          </table:table-cell>
          <table:table-cell office:value-type="float" office:value="1.85" calcext:value-type="float">
            <text:p>1,85</text:p>
          </table:table-cell>
          <table:table-cell table:formula="of:=SUM([.B$2:.B4])/[.$A4]" office:value-type="float" office:value="1.75" calcext:value-type="float">
            <text:p>1,75</text:p>
          </table:table-cell>
          <table:table-cell table:formula="of:=SUM([.C$2:.C4])/[.$A4]" office:value-type="float" office:value="1.74" calcext:value-type="float">
            <text:p>1,74</text:p>
          </table:table-cell>
          <table:table-cell table:formula="of:=([.B4]-[.D4])^2" office:value-type="float" office:value="0.0169" calcext:value-type="float">
            <text:p>0,0169</text:p>
          </table:table-cell>
          <table:table-cell table:formula="of:=([.C4]-[.E4])^2" office:value-type="float" office:value="0.0121" calcext:value-type="float">
            <text:p>0,0121</text:p>
          </table:table-cell>
          <table:table-cell table:formula="of:=SQRT(SUM([.F$2:.F4])/([.$A4]-1))" office:value-type="float" office:value="0.159882769553195" calcext:value-type="float">
            <text:p>0,159882769553195</text:p>
          </table:table-cell>
          <table:table-cell table:formula="of:=SQRT(SUM([.G$2:.G4])/([.$A4]-1))" office:value-type="float" office:value="0.0816241385865726" calcext:value-type="float">
            <text:p>0,081624138586573</text:p>
          </table:table-cell>
          <table:table-cell table:formula="of:=[.H4]/SQRT([.$A4])" office:value-type="float" office:value="0.0923083600403199" calcext:value-type="float">
            <text:p>0,09230836004032</text:p>
          </table:table-cell>
          <table:table-cell table:formula="of:=[.I4]/SQRT([.$A4])" office:value-type="float" office:value="0.047125718385329" calcext:value-type="float">
            <text:p>0,047125718385329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57" calcext:value-type="float">
            <text:p>1,57</text:p>
          </table:table-cell>
          <table:table-cell office:value-type="float" office:value="1.85" calcext:value-type="float">
            <text:p>1,85</text:p>
          </table:table-cell>
          <table:table-cell table:formula="of:=SUM([.B$2:.B5])/[.$A5]" office:value-type="float" office:value="1.705" calcext:value-type="float">
            <text:p>1,705</text:p>
          </table:table-cell>
          <table:table-cell table:formula="of:=SUM([.C$2:.C5])/[.$A5]" office:value-type="float" office:value="1.7675" calcext:value-type="float">
            <text:p>1,7675</text:p>
          </table:table-cell>
          <table:table-cell table:formula="of:=([.B5]-[.D5])^2" office:value-type="float" office:value="0.018225" calcext:value-type="float">
            <text:p>0,018225</text:p>
          </table:table-cell>
          <table:table-cell table:formula="of:=([.C5]-[.E5])^2" office:value-type="float" office:value="0.00680625000000004" calcext:value-type="float">
            <text:p>0,00680625</text:p>
          </table:table-cell>
          <table:table-cell table:formula="of:=SQRT(SUM([.F$2:.F5])/([.$A5]-1))" office:value-type="float" office:value="0.15204166095734" calcext:value-type="float">
            <text:p>0,15204166095734</text:p>
          </table:table-cell>
          <table:table-cell table:formula="of:=SQRT(SUM([.G$2:.G5])/([.$A5]-1))" office:value-type="float" office:value="0.0819171329250889" calcext:value-type="float">
            <text:p>0,081917132925089</text:p>
          </table:table-cell>
          <table:table-cell table:formula="of:=[.H5]/SQRT([.$A5])" office:value-type="float" office:value="0.0760208304786699" calcext:value-type="float">
            <text:p>0,07602083047867</text:p>
          </table:table-cell>
          <table:table-cell table:formula="of:=[.I5]/SQRT([.$A5])" office:value-type="float" office:value="0.0409585664625445" calcext:value-type="float">
            <text:p>0,040958566462545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6" calcext:value-type="float">
            <text:p>1,6</text:p>
          </table:table-cell>
          <table:table-cell office:value-type="float" office:value="1.75" calcext:value-type="float">
            <text:p>1,75</text:p>
          </table:table-cell>
          <table:table-cell table:formula="of:=SUM([.B$2:.B6])/[.$A6]" office:value-type="float" office:value="1.684" calcext:value-type="float">
            <text:p>1,684</text:p>
          </table:table-cell>
          <table:table-cell table:formula="of:=SUM([.C$2:.C6])/[.$A6]" office:value-type="float" office:value="1.764" calcext:value-type="float">
            <text:p>1,764</text:p>
          </table:table-cell>
          <table:table-cell table:formula="of:=([.B6]-[.D6])^2" office:value-type="float" office:value="0.00705600000000005" calcext:value-type="float">
            <text:p>0,007056</text:p>
          </table:table-cell>
          <table:table-cell table:formula="of:=([.C6]-[.E6])^2" office:value-type="float" office:value="0.000196" calcext:value-type="float">
            <text:p>0,000196</text:p>
          </table:table-cell>
          <table:table-cell table:formula="of:=SQRT(SUM([.F$2:.F6])/([.$A6]-1))" office:value-type="float" office:value="0.138208176313849" calcext:value-type="float">
            <text:p>0,138208176313849</text:p>
          </table:table-cell>
          <table:table-cell table:formula="of:=SQRT(SUM([.G$2:.G6])/([.$A6]-1))" office:value-type="float" office:value="0.0712868325849874" calcext:value-type="float">
            <text:p>0,071286832584987</text:p>
          </table:table-cell>
          <table:table-cell table:formula="of:=[.H6]/SQRT([.$A6])" office:value-type="float" office:value="0.0618085754568086" calcext:value-type="float">
            <text:p>0,061808575456809</text:p>
          </table:table-cell>
          <table:table-cell table:formula="of:=[.I6]/SQRT([.$A6])" office:value-type="float" office:value="0.0318804407121358" calcext:value-type="float">
            <text:p>0,031880440712136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31" calcext:value-type="float">
            <text:p>1,31</text:p>
          </table:table-cell>
          <table:table-cell office:value-type="float" office:value="1.78" calcext:value-type="float">
            <text:p>1,78</text:p>
          </table:table-cell>
          <table:table-cell table:formula="of:=SUM([.B$2:.B7])/[.$A7]" office:value-type="float" office:value="1.62166666666667" calcext:value-type="float">
            <text:p>1,62166666666667</text:p>
          </table:table-cell>
          <table:table-cell table:formula="of:=SUM([.C$2:.C7])/[.$A7]" office:value-type="float" office:value="1.76666666666667" calcext:value-type="float">
            <text:p>1,76666666666667</text:p>
          </table:table-cell>
          <table:table-cell table:formula="of:=([.B7]-[.D7])^2" office:value-type="float" office:value="0.0971361111111112" calcext:value-type="float">
            <text:p>0,097136111111111</text:p>
          </table:table-cell>
          <table:table-cell table:formula="of:=([.C7]-[.E7])^2" office:value-type="float" office:value="0.00017777777777778" calcext:value-type="float">
            <text:p>0,000177777777778</text:p>
          </table:table-cell>
          <table:table-cell table:formula="of:=SQRT(SUM([.F$2:.F7])/([.$A7]-1))" office:value-type="float" office:value="0.186301965159314" calcext:value-type="float">
            <text:p>0,186301965159314</text:p>
          </table:table-cell>
          <table:table-cell table:formula="of:=SQRT(SUM([.G$2:.G7])/([.$A7]-1))" office:value-type="float" office:value="0.0640390939626379" calcext:value-type="float">
            <text:p>0,064039093962638</text:p>
          </table:table-cell>
          <table:table-cell table:formula="of:=[.H7]/SQRT([.$A7])" office:value-type="float" office:value="0.0760574587863481" calcext:value-type="float">
            <text:p>0,076057458786348</text:p>
          </table:table-cell>
          <table:table-cell table:formula="of:=[.I7]/SQRT([.$A7])" office:value-type="float" office:value="0.0261438506331016" calcext:value-type="float">
            <text:p>0,026143850633102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 office:value-type="float" office:value="1.68" calcext:value-type="float">
            <text:p>1,68</text:p>
          </table:table-cell>
          <table:table-cell table:formula="of:=SUM([.B$2:.B8])/[.$A8]" office:value-type="float" office:value="1.64" calcext:value-type="float">
            <text:p>1,64</text:p>
          </table:table-cell>
          <table:table-cell table:formula="of:=SUM([.C$2:.C8])/[.$A8]" office:value-type="float" office:value="1.75428571428571" calcext:value-type="float">
            <text:p>1,75428571428571</text:p>
          </table:table-cell>
          <table:table-cell table:formula="of:=([.B8]-[.D8])^2" office:value-type="float" office:value="0.0121" calcext:value-type="float">
            <text:p>0,0121</text:p>
          </table:table-cell>
          <table:table-cell table:formula="of:=([.C8]-[.E8])^2" office:value-type="float" office:value="0.00551836734693874" calcext:value-type="float">
            <text:p>0,005518367346939</text:p>
          </table:table-cell>
          <table:table-cell table:formula="of:=SQRT(SUM([.F$2:.F8])/([.$A8]-1))" office:value-type="float" office:value="0.175898697697998" calcext:value-type="float">
            <text:p>0,175898697697998</text:p>
          </table:table-cell>
          <table:table-cell table:formula="of:=SQRT(SUM([.G$2:.G8])/([.$A8]-1))" office:value-type="float" office:value="0.065857668655868" calcext:value-type="float">
            <text:p>0,065857668655868</text:p>
          </table:table-cell>
          <table:table-cell table:formula="of:=[.H8]/SQRT([.$A8])" office:value-type="float" office:value="0.0664834585784334" calcext:value-type="float">
            <text:p>0,066483458578433</text:p>
          </table:table-cell>
          <table:table-cell table:formula="of:=[.I8]/SQRT([.$A8])" office:value-type="float" office:value="0.0248918590271314" calcext:value-type="float">
            <text:p>0,024891859027132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68" calcext:value-type="float">
            <text:p>1,68</text:p>
          </table:table-cell>
          <table:table-cell office:value-type="float" office:value="1.82" calcext:value-type="float">
            <text:p>1,82</text:p>
          </table:table-cell>
          <table:table-cell table:formula="of:=SUM([.B$2:.B9])/[.$A9]" office:value-type="float" office:value="1.645" calcext:value-type="float">
            <text:p>1,645</text:p>
          </table:table-cell>
          <table:table-cell table:formula="of:=SUM([.C$2:.C9])/[.$A9]" office:value-type="float" office:value="1.7625" calcext:value-type="float">
            <text:p>1,7625</text:p>
          </table:table-cell>
          <table:table-cell table:formula="of:=([.B9]-[.D9])^2" office:value-type="float" office:value="0.00122500000000001" calcext:value-type="float">
            <text:p>0,001225</text:p>
          </table:table-cell>
          <table:table-cell table:formula="of:=([.C9]-[.E9])^2" office:value-type="float" office:value="0.00330625000000001" calcext:value-type="float">
            <text:p>0,00330625</text:p>
          </table:table-cell>
          <table:table-cell table:formula="of:=SQRT(SUM([.F$2:.F9])/([.$A9]-1))" office:value-type="float" office:value="0.16338696884177" calcext:value-type="float">
            <text:p>0,16338696884177</text:p>
          </table:table-cell>
          <table:table-cell table:formula="of:=SQRT(SUM([.G$2:.G9])/([.$A9]-1))" office:value-type="float" office:value="0.064729817731328" calcext:value-type="float">
            <text:p>0,064729817731328</text:p>
          </table:table-cell>
          <table:table-cell table:formula="of:=[.H9]/SQRT([.$A9])" office:value-type="float" office:value="0.0577660168127655" calcext:value-type="float">
            <text:p>0,057766016812766</text:p>
          </table:table-cell>
          <table:table-cell table:formula="of:=[.I9]/SQRT([.$A9])" office:value-type="float" office:value="0.0228854465313956" calcext:value-type="float">
            <text:p>0,022885446531396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float" office:value="1.91" calcext:value-type="float">
            <text:p>1,91</text:p>
          </table:table-cell>
          <table:table-cell table:formula="of:=SUM([.B$2:.B10])/[.$A10]" office:value-type="float" office:value="1.67444444444444" calcext:value-type="float">
            <text:p>1,67444444444444</text:p>
          </table:table-cell>
          <table:table-cell table:formula="of:=SUM([.C$2:.C10])/[.$A10]" office:value-type="float" office:value="1.77888888888889" calcext:value-type="float">
            <text:p>1,77888888888889</text:p>
          </table:table-cell>
          <table:table-cell table:formula="of:=([.B10]-[.D10])^2" office:value-type="float" office:value="0.0554864197530865" calcext:value-type="float">
            <text:p>0,055486419753087</text:p>
          </table:table-cell>
          <table:table-cell table:formula="of:=([.C10]-[.E10])^2" office:value-type="float" office:value="0.0171901234567902" calcext:value-type="float">
            <text:p>0,01719012345679</text:p>
          </table:table-cell>
          <table:table-cell table:formula="of:=SQRT(SUM([.F$2:.F10])/([.$A10]-1))" office:value-type="float" office:value="0.17405226616745" calcext:value-type="float">
            <text:p>0,17405226616745</text:p>
          </table:table-cell>
          <table:table-cell table:formula="of:=SQRT(SUM([.G$2:.G10])/([.$A10]-1))" office:value-type="float" office:value="0.0762559576209515" calcext:value-type="float">
            <text:p>0,076255957620952</text:p>
          </table:table-cell>
          <table:table-cell table:formula="of:=[.H10]/SQRT([.$A10])" office:value-type="float" office:value="0.0580174220558165" calcext:value-type="float">
            <text:p>0,058017422055817</text:p>
          </table:table-cell>
          <table:table-cell table:formula="of:=[.I10]/SQRT([.$A10])" office:value-type="float" office:value="0.0254186525403172" calcext:value-type="float">
            <text:p>0,025418652540317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 office:value-type="float" office:value="1.75" calcext:value-type="float">
            <text:p>1,75</text:p>
          </table:table-cell>
          <table:table-cell table:formula="of:=SUM([.B$2:.B11])/[.$A11]" office:value-type="float" office:value="1.682" calcext:value-type="float">
            <text:p>1,682</text:p>
          </table:table-cell>
          <table:table-cell table:formula="of:=SUM([.C$2:.C11])/[.$A11]" office:value-type="float" office:value="1.776" calcext:value-type="float">
            <text:p>1,776</text:p>
          </table:table-cell>
          <table:table-cell table:formula="of:=([.B11]-[.D11])^2" office:value-type="float" office:value="0.00462400000000001" calcext:value-type="float">
            <text:p>0,004624</text:p>
          </table:table-cell>
          <table:table-cell table:formula="of:=([.C11]-[.E11])^2" office:value-type="float" office:value="0.00067599999999999" calcext:value-type="float">
            <text:p>0,000676</text:p>
          </table:table-cell>
          <table:table-cell table:formula="of:=SQRT(SUM([.F$2:.F11])/([.$A11]-1))" office:value-type="float" office:value="0.165656113300414" calcext:value-type="float">
            <text:p>0,165656113300414</text:p>
          </table:table-cell>
          <table:table-cell table:formula="of:=SQRT(SUM([.G$2:.G11])/([.$A11]-1))" office:value-type="float" office:value="0.0724152904215269" calcext:value-type="float">
            <text:p>0,072415290421527</text:p>
          </table:table-cell>
          <table:table-cell table:formula="of:=[.H11]/SQRT([.$A11])" office:value-type="float" office:value="0.0523850626360222" calcext:value-type="float">
            <text:p>0,052385062636022</text:p>
          </table:table-cell>
          <table:table-cell table:formula="of:=[.I11]/SQRT([.$A11])" office:value-type="float" office:value="0.02289972551546" calcext:value-type="float">
            <text:p>0,02289972551546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office:value-type="float" office:value="1.72" calcext:value-type="float">
            <text:p>1,72</text:p>
          </table:table-cell>
          <table:table-cell table:formula="of:=SUM([.B$2:.B12])/[.$A12]" office:value-type="float" office:value="1.69636363636364" calcext:value-type="float">
            <text:p>1,69636363636364</text:p>
          </table:table-cell>
          <table:table-cell table:formula="of:=SUM([.C$2:.C12])/[.$A12]" office:value-type="float" office:value="1.77090909090909" calcext:value-type="float">
            <text:p>1,77090909090909</text:p>
          </table:table-cell>
          <table:table-cell table:formula="of:=([.B12]-[.D12])^2" office:value-type="float" office:value="0.0206314049586777" calcext:value-type="float">
            <text:p>0,020631404958678</text:p>
          </table:table-cell>
          <table:table-cell table:formula="of:=([.C12]-[.E12])^2" office:value-type="float" office:value="0.00259173553719005" calcext:value-type="float">
            <text:p>0,00259173553719</text:p>
          </table:table-cell>
          <table:table-cell table:formula="of:=SQRT(SUM([.F$2:.F12])/([.$A12]-1))" office:value-type="float" office:value="0.163587571600924" calcext:value-type="float">
            <text:p>0,163587571600924</text:p>
          </table:table-cell>
          <table:table-cell table:formula="of:=SQRT(SUM([.G$2:.G12])/([.$A12]-1))" office:value-type="float" office:value="0.0705602608546035" calcext:value-type="float">
            <text:p>0,070560260854604</text:p>
          </table:table-cell>
          <table:table-cell table:formula="of:=[.H12]/SQRT([.$A12])" office:value-type="float" office:value="0.0493235086696059" calcext:value-type="float">
            <text:p>0,049323508669606</text:p>
          </table:table-cell>
          <table:table-cell table:formula="of:=[.I12]/SQRT([.$A12])" office:value-type="float" office:value="0.0212747191240292" calcext:value-type="float">
            <text:p>0,021274719124029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88" calcext:value-type="float">
            <text:p>1,88</text:p>
          </table:table-cell>
          <table:table-cell office:value-type="float" office:value="1.97" calcext:value-type="float">
            <text:p>1,97</text:p>
          </table:table-cell>
          <table:table-cell table:formula="of:=SUM([.B$2:.B13])/[.$A13]" office:value-type="float" office:value="1.71166666666667" calcext:value-type="float">
            <text:p>1,71166666666667</text:p>
          </table:table-cell>
          <table:table-cell table:formula="of:=SUM([.C$2:.C13])/[.$A13]" office:value-type="float" office:value="1.7875" calcext:value-type="float">
            <text:p>1,7875</text:p>
          </table:table-cell>
          <table:table-cell table:formula="of:=([.B13]-[.D13])^2" office:value-type="float" office:value="0.0283361111111111" calcext:value-type="float">
            <text:p>0,028336111111111</text:p>
          </table:table-cell>
          <table:table-cell table:formula="of:=([.C13]-[.E13])^2" office:value-type="float" office:value="0.0333062500000001" calcext:value-type="float">
            <text:p>0,03330625</text:p>
          </table:table-cell>
          <table:table-cell table:formula="of:=SQRT(SUM([.F$2:.F13])/([.$A13]-1))" office:value-type="float" office:value="0.164024678557274" calcext:value-type="float">
            <text:p>0,164024678557274</text:p>
          </table:table-cell>
          <table:table-cell table:formula="of:=SQRT(SUM([.G$2:.G13])/([.$A13]-1))" office:value-type="float" office:value="0.0869136217583542" calcext:value-type="float">
            <text:p>0,086913621758354</text:p>
          </table:table-cell>
          <table:table-cell table:formula="of:=[.H13]/SQRT([.$A13])" office:value-type="float" office:value="0.0473498461593919" calcext:value-type="float">
            <text:p>0,047349846159392</text:p>
          </table:table-cell>
          <table:table-cell table:formula="of:=[.I13]/SQRT([.$A13])" office:value-type="float" office:value="0.0250898014592156" calcext:value-type="float">
            <text:p>0,025089801459216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 office:value-type="float" office:value="1.78" calcext:value-type="float">
            <text:p>1,78</text:p>
          </table:table-cell>
          <table:table-cell table:formula="of:=SUM([.B$2:.B14])/[.$A14]" office:value-type="float" office:value="1.71692307692308" calcext:value-type="float">
            <text:p>1,71692307692308</text:p>
          </table:table-cell>
          <table:table-cell table:formula="of:=SUM([.C$2:.C14])/[.$A14]" office:value-type="float" office:value="1.78692307692308" calcext:value-type="float">
            <text:p>1,78692307692308</text:p>
          </table:table-cell>
          <table:table-cell table:formula="of:=([.B14]-[.D14])^2" office:value-type="float" office:value="0.00397869822485206" calcext:value-type="float">
            <text:p>0,003978698224852</text:p>
          </table:table-cell>
          <table:table-cell table:formula="of:=([.C14]-[.E14])^2" office:value-type="float" office:value="0.0000479289940828356" calcext:value-type="float">
            <text:p>4,79289940828356E-05</text:p>
          </table:table-cell>
          <table:table-cell table:formula="of:=SQRT(SUM([.F$2:.F14])/([.$A14]-1))" office:value-type="float" office:value="0.158093786816254" calcext:value-type="float">
            <text:p>0,158093786816254</text:p>
          </table:table-cell>
          <table:table-cell table:formula="of:=SQRT(SUM([.G$2:.G14])/([.$A14]-1))" office:value-type="float" office:value="0.0832374530649013" calcext:value-type="float">
            <text:p>0,083237453064901</text:p>
          </table:table-cell>
          <table:table-cell table:formula="of:=[.H14]/SQRT([.$A14])" office:value-type="float" office:value="0.0438473272844829" calcext:value-type="float">
            <text:p>0,043847327284483</text:p>
          </table:table-cell>
          <table:table-cell table:formula="of:=[.I14]/SQRT([.$A14])" office:value-type="float" office:value="0.0230859157741945" calcext:value-type="float">
            <text:p>0,023085915774195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57" calcext:value-type="float">
            <text:p>1,57</text:p>
          </table:table-cell>
          <table:table-cell office:value-type="float" office:value="1.92" calcext:value-type="float">
            <text:p>1,92</text:p>
          </table:table-cell>
          <table:table-cell table:formula="of:=SUM([.B$2:.B15])/[.$A15]" office:value-type="float" office:value="1.70642857142857" calcext:value-type="float">
            <text:p>1,70642857142857</text:p>
          </table:table-cell>
          <table:table-cell table:formula="of:=SUM([.C$2:.C15])/[.$A15]" office:value-type="float" office:value="1.79642857142857" calcext:value-type="float">
            <text:p>1,79642857142857</text:p>
          </table:table-cell>
          <table:table-cell table:formula="of:=([.B15]-[.D15])^2" office:value-type="float" office:value="0.0186127551020408" calcext:value-type="float">
            <text:p>0,018612755102041</text:p>
          </table:table-cell>
          <table:table-cell table:formula="of:=([.C15]-[.E15])^2" office:value-type="float" office:value="0.0152698979591837" calcext:value-type="float">
            <text:p>0,015269897959184</text:p>
          </table:table-cell>
          <table:table-cell table:formula="of:=SQRT(SUM([.F$2:.F15])/([.$A15]-1))" office:value-type="float" office:value="0.156533727076229" calcext:value-type="float">
            <text:p>0,156533727076229</text:p>
          </table:table-cell>
          <table:table-cell table:formula="of:=SQRT(SUM([.G$2:.G15])/([.$A15]-1))" office:value-type="float" office:value="0.087006445858455" calcext:value-type="float">
            <text:p>0,087006445858455</text:p>
          </table:table-cell>
          <table:table-cell table:formula="of:=[.H15]/SQRT([.$A15])" office:value-type="float" office:value="0.0418353982995734" calcext:value-type="float">
            <text:p>0,041835398299574</text:p>
          </table:table-cell>
          <table:table-cell table:formula="of:=[.I15]/SQRT([.$A15])" office:value-type="float" office:value="0.0232534507745168" calcext:value-type="float">
            <text:p>0,023253450774517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75" calcext:value-type="float">
            <text:p>1,75</text:p>
          </table:table-cell>
          <table:table-cell office:value-type="float" office:value="2.04" calcext:value-type="float">
            <text:p>2,04</text:p>
          </table:table-cell>
          <table:table-cell table:formula="of:=SUM([.B$2:.B16])/[.$A16]" office:value-type="float" office:value="1.70933333333333" calcext:value-type="float">
            <text:p>1,70933333333333</text:p>
          </table:table-cell>
          <table:table-cell table:formula="of:=SUM([.C$2:.C16])/[.$A16]" office:value-type="float" office:value="1.81266666666667" calcext:value-type="float">
            <text:p>1,81266666666667</text:p>
          </table:table-cell>
          <table:table-cell table:formula="of:=([.B16]-[.D16])^2" office:value-type="float" office:value="0.00165377777777777" calcext:value-type="float">
            <text:p>0,001653777777778</text:p>
          </table:table-cell>
          <table:table-cell table:formula="of:=([.C16]-[.E16])^2" office:value-type="float" office:value="0.0516804444444446" calcext:value-type="float">
            <text:p>0,051680444444445</text:p>
          </table:table-cell>
          <table:table-cell table:formula="of:=SQRT(SUM([.F$2:.F16])/([.$A16]-1))" office:value-type="float" office:value="0.15123073148543" calcext:value-type="float">
            <text:p>0,15123073148543</text:p>
          </table:table-cell>
          <table:table-cell table:formula="of:=SQRT(SUM([.G$2:.G16])/([.$A16]-1))" office:value-type="float" office:value="0.103541580852611" calcext:value-type="float">
            <text:p>0,103541580852611</text:p>
          </table:table-cell>
          <table:table-cell table:formula="of:=[.H16]/SQRT([.$A16])" office:value-type="float" office:value="0.0390476069651892" calcext:value-type="float">
            <text:p>0,039047606965189</text:p>
          </table:table-cell>
          <table:table-cell table:formula="of:=[.I16]/SQRT([.$A16])" office:value-type="float" office:value="0.02673432121881" calcext:value-type="float">
            <text:p>0,0267343212188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09:07.769000000</meta:creation-date>
    <dc:date>2017-10-24T20:01:22.481000000</dc:date>
    <meta:editing-duration>PT11M43S</meta:editing-duration>
    <meta:editing-cycles>1</meta:editing-cycles>
    <meta:document-statistic meta:table-count="1" meta:cell-count="175" meta:object-count="0"/>
    <meta:generator>LibreOffice/5.3.6.1$Windows_x86 LibreOffice_project/686f202eff87ef707079aeb7f485847613344eb7</meta:generator>
  </office:meta>
</office:document-meta>
</file>